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28cm"/>
    </style:style>
    <style:style style:name="co2" style:family="table-column">
      <style:table-column-properties fo:break-before="auto" style:column-width="1.737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3.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95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>
      <style:table-cell-properties style:vertical-align="middle"/>
      <style:text-properties style:font-name="Ubuntu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3" style:family="table-cell" style:parent-style-name="Default">
      <style:table-cell-properties style:vertical-align="middle"/>
      <style:text-properties style:font-name="Ubuntu"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00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06pt solid #000000" fo:background-color="#00ff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Ubuntu" fo:font-size="10pt" style:font-size-asian="10pt" style:font-size-complex="10pt"/>
    </style:style>
    <style:style style:name="ce10" style:family="table-cell" style:parent-style-name="Default">
      <style:table-cell-properties fo:border-bottom="0.06pt solid #000000" fo:background-color="#00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4">
      <style:table-cell-properties style:vertical-align="middle"/>
      <style:text-properties style:font-name="Ubuntu" fo:font-size="10pt" style:font-size-asian="10pt" style:font-size-complex="10pt"/>
    </style:style>
    <style:style style:name="ce12" style:family="table-cell" style:parent-style-name="Default" style:data-style-name="N114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14">
      <style:table-cell-properties fo:border-bottom="0.06pt solid #000000" fo:border-left="none" fo:border-right="none" fo:border-top="none" style:vertical-align="middle"/>
      <style:text-properties style:font-name="Ubuntu" fo:font-size="10pt" style:font-size-asian="10pt" style:font-size-complex="10pt"/>
    </style:style>
    <style:style style:name="ce14" style:family="table-cell" style:parent-style-name="Default" style:data-style-name="N114">
      <style:table-cell-properties fo:border-bottom="0.06pt solid #000000" fo:background-color="#00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3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3">
      <style:table-cell-properties fo:border-bottom="0.06pt solid #000000" fo:border-left="none" fo:border-right="none" fo:border-top="none" style:vertical-align="middle"/>
      <style:text-properties style:font-name="Ubuntu" fo:font-size="10pt" style:font-size-asian="10pt" style:font-size-complex="10pt"/>
    </style:style>
    <style:style style:name="ce17" style:family="table-cell" style:parent-style-name="Default" style:data-style-name="N113">
      <style:table-cell-properties fo:border-bottom="0.06pt solid #000000" fo:background-color="#00fff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13">
      <style:table-cell-properties fo:border-bottom="0.06pt solid #000000" fo:background-color="#00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13">
      <style:table-cell-properties fo:border-bottom="none" fo:border-left="none" fo:border-right="0.06pt solid #000000" fo:border-top="none" style:vertical-align="middle"/>
      <style:text-properties style:font-name="Ubuntu" fo:font-size="10pt" style:font-size-asian="10pt" style:font-size-complex="10pt"/>
    </style:style>
    <style:style style:name="ce20" style:family="table-cell" style:parent-style-name="Default" style:data-style-name="N113">
      <style:table-cell-properties fo:border-bottom="0.06pt solid #000000" fo:border-left="none" fo:border-right="0.06pt solid #000000" fo:border-top="none" style:vertical-align="middle"/>
      <style:text-properties style:font-name="Ubuntu" fo:font-size="10pt" style:font-size-asian="10pt" style:font-size-complex="10pt"/>
    </style:style>
    <style:style style:name="ce21" style:family="table-cell" style:parent-style-name="Default" style:data-style-name="N113">
      <style:table-cell-properties fo:border-bottom="0.06pt solid #000000" fo:background-color="#00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11"/>
        <table:table-column table:style-name="co4" table:default-cell-style-name="ce1"/>
        <table:table-column table:style-name="co3" table:default-cell-style-name="ce11"/>
        <table:table-column table:style-name="co4" table:default-cell-style-name="ce1"/>
        <table:table-column table:style-name="co3" table:number-columns-repeated="1017" table:default-cell-style-name="ce3"/>
        <table:table-row table:style-name="ro1">
          <table:table-cell table:style-name="ce1" table:number-columns-repeated="3"/>
          <table:table-cell table:number-columns-repeated="4"/>
          <table:table-cell table:style-name="ce1"/>
          <table:table-cell table:style-name="ce2" table:number-columns-repeated="1016"/>
        </table:table-row>
        <table:table-row table:style-name="ro2">
          <table:table-cell table:style-name="ce2"/>
          <table:table-cell table:style-name="ce4" office:value-type="string" calcext:value-type="string">
            <text:p>|Matrix| </text:p>
          </table:table-cell>
          <table:table-cell table:style-name="ce8" office:value-type="string" calcext:value-type="string">
            <text:p>|Processors|</text:p>
          </table:table-cell>
          <table:table-cell table:style-name="ce12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style-name="ce12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style-name="ce2"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339" calcext:value-type="float">
            <text:p>0.001339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8" calcext:value-type="float">
            <text:p>0.000280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196" calcext:value-type="float">
            <text:p>0.001196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549" calcext:value-type="float">
            <text:p>0.000549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21" calcext:value-type="float">
            <text:p>0.001221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327" calcext:value-type="float">
            <text:p>0.000327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198" calcext:value-type="float">
            <text:p>0.001198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75" calcext:value-type="float">
            <text:p>0.000275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192" calcext:value-type="float">
            <text:p>0.001192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75" calcext:value-type="float">
            <text:p>0.000275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198" calcext:value-type="float">
            <text:p>0.001198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73" calcext:value-type="float">
            <text:p>0.00027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52" calcext:value-type="float">
            <text:p>0.009352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1989" calcext:value-type="float">
            <text:p>0.001989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10935" calcext:value-type="float">
            <text:p>0.010935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2078" calcext:value-type="float">
            <text:p>0.002078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532" calcext:value-type="float">
            <text:p>0.009532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2036" calcext:value-type="float">
            <text:p>0.002036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452" calcext:value-type="float">
            <text:p>0.009452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3692" calcext:value-type="float">
            <text:p>0.003692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453" calcext:value-type="float">
            <text:p>0.009453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2046" calcext:value-type="float">
            <text:p>0.002046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9"/>
          <table:table-cell table:style-name="ce13" office:value-type="float" office:value="0.00933" calcext:value-type="float">
            <text:p>0.009330</text:p>
          </table:table-cell>
          <table:table-cell table:style-name="ce16" office:value-type="float" office:value="25502500" calcext:value-type="float">
            <text:p>25,502,500.0</text:p>
          </table:table-cell>
          <table:table-cell table:style-name="ce13" office:value-type="float" office:value="0.002878" calcext:value-type="float">
            <text:p>0.002878</text:p>
          </table:table-cell>
          <table:table-cell table:style-name="ce20" office:value-type="float" office:value="25502500" calcext:value-type="float">
            <text:p>25,502,500.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|Matrix| </text:p>
          </table:table-cell>
          <table:table-cell table:style-name="ce8" office:value-type="string" calcext:value-type="string">
            <text:p>|Processors|</text:p>
          </table:table-cell>
          <table:table-cell table:style-name="ce12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style-name="ce12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198" calcext:value-type="float">
            <text:p>0.001198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73" calcext:value-type="float">
            <text:p>0.000273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07" calcext:value-type="float">
            <text:p>0.001207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77" calcext:value-type="float">
            <text:p>0.000277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03" calcext:value-type="float">
            <text:p>0.001203</text:p>
          </table:table-cell>
          <table:table-cell office:value-type="float" office:value="1625625" calcext:value-type="float">
            <text:p>1,625,625.0</text:p>
          </table:table-cell>
          <table:table-cell office:value-type="float" office:value="0.000279" calcext:value-type="float">
            <text:p>0.000279</text:p>
          </table:table-cell>
          <table:table-cell table:style-name="ce19" office:value-type="float" office:value="1625625" calcext:value-type="float">
            <text:p>1,62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" calcext:value-type="float">
            <text:p>0.009300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1984" calcext:value-type="float">
            <text:p>0.001984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11436" calcext:value-type="float">
            <text:p>0.011436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2175" calcext:value-type="float">
            <text:p>0.002175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49" calcext:value-type="float">
            <text:p>0.009349</text:p>
          </table:table-cell>
          <table:table-cell office:value-type="float" office:value="25502500" calcext:value-type="float">
            <text:p>25,502,500.0</text:p>
          </table:table-cell>
          <table:table-cell office:value-type="float" office:value="0.001974" calcext:value-type="float">
            <text:p>0.001974</text:p>
          </table:table-cell>
          <table:table-cell table:style-name="ce19" office:value-type="float" office:value="25502500" calcext:value-type="float">
            <text:p>25,5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036239" calcext:value-type="float">
            <text:p>3.036239</text:p>
          </table:table-cell>
          <table:table-cell office:value-type="float" office:value="15687562500" calcext:value-type="float">
            <text:p>15,687,562,500.0</text:p>
          </table:table-cell>
          <table:table-cell office:value-type="float" office:value="0.6491" calcext:value-type="float">
            <text:p>0.649100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046358" calcext:value-type="float">
            <text:p>3.046358</text:p>
          </table:table-cell>
          <table:table-cell office:value-type="float" office:value="15687562500" calcext:value-type="float">
            <text:p>15,687,562,500.0</text:p>
          </table:table-cell>
          <table:table-cell office:value-type="float" office:value="0.648188" calcext:value-type="float">
            <text:p>0.648188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079162" calcext:value-type="float">
            <text:p>3.079162</text:p>
          </table:table-cell>
          <table:table-cell office:value-type="float" office:value="15687562500" calcext:value-type="float">
            <text:p>15,687,562,500.0</text:p>
          </table:table-cell>
          <table:table-cell office:value-type="float" office:value="0.646728" calcext:value-type="float">
            <text:p>0.646728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144015" calcext:value-type="float">
            <text:p>3.144015</text:p>
          </table:table-cell>
          <table:table-cell office:value-type="float" office:value="15687562500" calcext:value-type="float">
            <text:p>15,687,562,500.0</text:p>
          </table:table-cell>
          <table:table-cell office:value-type="float" office:value="0.649152" calcext:value-type="float">
            <text:p>0.649152</text:p>
          </table:table-cell>
          <table:table-cell table:style-name="ce19" office:value-type="float" office:value="15687562500" calcext:value-type="float">
            <text:p>15,687,56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20.152267" calcext:value-type="float">
            <text:p>20.152267</text:p>
          </table:table-cell>
          <table:table-cell office:value-type="float" office:value="250500250000" calcext:value-type="float">
            <text:p>250,500,250,000.0</text:p>
          </table:table-cell>
          <table:table-cell office:value-type="float" office:value="5.141762" calcext:value-type="float">
            <text:p>5.141762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19.991013" calcext:value-type="float">
            <text:p>19.991013</text:p>
          </table:table-cell>
          <table:table-cell office:value-type="float" office:value="250500250000" calcext:value-type="float">
            <text:p>250,500,250,000.0</text:p>
          </table:table-cell>
          <table:table-cell office:value-type="float" office:value="5.130485" calcext:value-type="float">
            <text:p>5.130485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19.986013" calcext:value-type="float">
            <text:p>19.986013</text:p>
          </table:table-cell>
          <table:table-cell office:value-type="float" office:value="250500250000" calcext:value-type="float">
            <text:p>250,500,250,000.0</text:p>
          </table:table-cell>
          <table:table-cell office:value-type="float" office:value="5.131284" calcext:value-type="float">
            <text:p>5.131284</text:p>
          </table:table-cell>
          <table:table-cell table:style-name="ce19" office:value-type="float" office:value="250500250000" calcext:value-type="float">
            <text:p>250,500,250,000.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1000" calcext:value-type="float">
            <text:p>1000</text:p>
          </table:table-cell>
          <table:table-cell table:style-name="ce9"/>
          <table:table-cell table:style-name="ce13" office:value-type="float" office:value="20.326687" calcext:value-type="float">
            <text:p>20.326687</text:p>
          </table:table-cell>
          <table:table-cell table:style-name="ce16" office:value-type="float" office:value="250500250000" calcext:value-type="float">
            <text:p>250,500,250,000.0</text:p>
          </table:table-cell>
          <table:table-cell table:style-name="ce13" office:value-type="float" office:value="5.139508" calcext:value-type="float">
            <text:p>5.139508</text:p>
          </table:table-cell>
          <table:table-cell table:style-name="ce20" office:value-type="float" office:value="250500250000" calcext:value-type="float">
            <text:p>250,500,250,000.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|Matrix| </text:p>
          </table:table-cell>
          <table:table-cell table:style-name="ce10" office:value-type="string" calcext:value-type="string">
            <text:p>|Processors|</text:p>
          </table:table-cell>
          <table:table-cell table:style-name="ce14" office:value-type="string" calcext:value-type="string">
            <text:p>Time / mpi</text:p>
          </table:table-cell>
          <table:table-cell table:style-name="ce17" office:value-type="string" calcext:value-type="string">
            <text:p>Inf Norm / mpi</text:p>
          </table:table-cell>
          <table:table-cell table:style-name="ce14" office:value-type="string" calcext:value-type="string">
            <text:p>Time / manual</text:p>
          </table:table-cell>
          <table:table-cell table:style-name="ce21" office:value-type="string" calcext:value-type="string">
            <text:p>Inf Norm / manual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8958" calcext:value-type="float">
            <text:p>0.008958</text:p>
          </table:table-cell>
          <table:table-cell office:value-type="float" office:value="75625" calcext:value-type="float">
            <text:p>75,625.0</text:p>
          </table:table-cell>
          <table:table-cell office:value-type="float" office:value="0.001088" calcext:value-type="float">
            <text:p>0.001088</text:p>
          </table:table-cell>
          <table:table-cell table:style-name="ce19" office:value-type="float" office:value="75625" calcext:value-type="float">
            <text:p>7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8924" calcext:value-type="float">
            <text:p>0.008924</text:p>
          </table:table-cell>
          <table:table-cell office:value-type="float" office:value="75625" calcext:value-type="float">
            <text:p>75,625.0</text:p>
          </table:table-cell>
          <table:table-cell office:value-type="float" office:value="0.001087" calcext:value-type="float">
            <text:p>0.001087</text:p>
          </table:table-cell>
          <table:table-cell table:style-name="ce19" office:value-type="float" office:value="75625" calcext:value-type="float">
            <text:p>7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896" calcext:value-type="float">
            <text:p>0.008960</text:p>
          </table:table-cell>
          <table:table-cell office:value-type="float" office:value="75625" calcext:value-type="float">
            <text:p>75,625.0</text:p>
          </table:table-cell>
          <table:table-cell office:value-type="float" office:value="0.001089" calcext:value-type="float">
            <text:p>0.001089</text:p>
          </table:table-cell>
          <table:table-cell table:style-name="ce19" office:value-type="float" office:value="75625" calcext:value-type="float">
            <text:p>7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8933" calcext:value-type="float">
            <text:p>0.008933</text:p>
          </table:table-cell>
          <table:table-cell office:value-type="float" office:value="75625" calcext:value-type="float">
            <text:p>75,625.0</text:p>
          </table:table-cell>
          <table:table-cell office:value-type="float" office:value="0.001089" calcext:value-type="float">
            <text:p>0.001089</text:p>
          </table:table-cell>
          <table:table-cell table:style-name="ce19" office:value-type="float" office:value="75625" calcext:value-type="float">
            <text:p>7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75625" calcext:value-type="float">
            <text:p>75,625.0</text:p>
          </table:table-cell>
          <table:table-cell office:value-type="float" office:value="0.001088" calcext:value-type="float">
            <text:p>0.001088</text:p>
          </table:table-cell>
          <table:table-cell table:style-name="ce19" office:value-type="float" office:value="75625" calcext:value-type="float">
            <text:p>7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8914" calcext:value-type="float">
            <text:p>0.008914</text:p>
          </table:table-cell>
          <table:table-cell office:value-type="float" office:value="75625" calcext:value-type="float">
            <text:p>75,625.0</text:p>
          </table:table-cell>
          <table:table-cell office:value-type="float" office:value="0.001088" calcext:value-type="float">
            <text:p>0.001088</text:p>
          </table:table-cell>
          <table:table-cell table:style-name="ce19" office:value-type="float" office:value="75625" calcext:value-type="float">
            <text:p>7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1102500" calcext:value-type="float">
            <text:p>1,102,500.0</text:p>
          </table:table-cell>
          <table:table-cell office:value-type="float" office:value="0.008443" calcext:value-type="float">
            <text:p>0.008443</text:p>
          </table:table-cell>
          <table:table-cell table:style-name="ce19" office:value-type="float" office:value="1102500" calcext:value-type="float">
            <text:p>1,1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38198" calcext:value-type="float">
            <text:p>0.038198</text:p>
          </table:table-cell>
          <table:table-cell office:value-type="float" office:value="1102500" calcext:value-type="float">
            <text:p>1,102,500.0</text:p>
          </table:table-cell>
          <table:table-cell office:value-type="float" office:value="0.008453" calcext:value-type="float">
            <text:p>0.008453</text:p>
          </table:table-cell>
          <table:table-cell table:style-name="ce19" office:value-type="float" office:value="1102500" calcext:value-type="float">
            <text:p>1,1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38174" calcext:value-type="float">
            <text:p>0.038174</text:p>
          </table:table-cell>
          <table:table-cell office:value-type="float" office:value="1102500" calcext:value-type="float">
            <text:p>1,102,500.0</text:p>
          </table:table-cell>
          <table:table-cell office:value-type="float" office:value="0.008453" calcext:value-type="float">
            <text:p>0.008453</text:p>
          </table:table-cell>
          <table:table-cell table:style-name="ce19" office:value-type="float" office:value="1102500" calcext:value-type="float">
            <text:p>1,1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38084" calcext:value-type="float">
            <text:p>0.038084</text:p>
          </table:table-cell>
          <table:table-cell office:value-type="float" office:value="1102500" calcext:value-type="float">
            <text:p>1,102,500.0</text:p>
          </table:table-cell>
          <table:table-cell office:value-type="float" office:value="0.008454" calcext:value-type="float">
            <text:p>0.008454</text:p>
          </table:table-cell>
          <table:table-cell table:style-name="ce19" office:value-type="float" office:value="1102500" calcext:value-type="float">
            <text:p>1,1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38198" calcext:value-type="float">
            <text:p>0.038198</text:p>
          </table:table-cell>
          <table:table-cell office:value-type="float" office:value="1102500" calcext:value-type="float">
            <text:p>1,102,500.0</text:p>
          </table:table-cell>
          <table:table-cell office:value-type="float" office:value="0.008459" calcext:value-type="float">
            <text:p>0.008459</text:p>
          </table:table-cell>
          <table:table-cell table:style-name="ce19" office:value-type="float" office:value="1102500" calcext:value-type="float">
            <text:p>1,102,500.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100" calcext:value-type="float">
            <text:p>100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0.038247" calcext:value-type="float">
            <text:p>0.038247</text:p>
          </table:table-cell>
          <table:table-cell table:style-name="ce16" office:value-type="float" office:value="1102500" calcext:value-type="float">
            <text:p>1,102,500.0</text:p>
          </table:table-cell>
          <table:table-cell table:style-name="ce13" office:value-type="float" office:value="0.008617" calcext:value-type="float">
            <text:p>0.008617</text:p>
          </table:table-cell>
          <table:table-cell table:style-name="ce20" office:value-type="float" office:value="1102500" calcext:value-type="float">
            <text:p>1,102,500.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|Matrix| </text:p>
          </table:table-cell>
          <table:table-cell table:style-name="ce10" office:value-type="string" calcext:value-type="string">
            <text:p>|Processors|</text:p>
          </table:table-cell>
          <table:table-cell table:style-name="ce14" office:value-type="string" calcext:value-type="string">
            <text:p>Time / mpi</text:p>
          </table:table-cell>
          <table:table-cell table:style-name="ce17" office:value-type="string" calcext:value-type="string">
            <text:p>Inf Norm / mpi</text:p>
          </table:table-cell>
          <table:table-cell table:style-name="ce14" office:value-type="string" calcext:value-type="string">
            <text:p>Time / manual</text:p>
          </table:table-cell>
          <table:table-cell table:style-name="ce21" office:value-type="string" calcext:value-type="string">
            <text:p>Inf Norm / manual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9033" calcext:value-type="float">
            <text:p>0.009033</text:p>
          </table:table-cell>
          <table:table-cell office:value-type="float" office:value="75625" calcext:value-type="float">
            <text:p>75,625.0</text:p>
          </table:table-cell>
          <table:table-cell office:value-type="float" office:value="0.001095" calcext:value-type="float">
            <text:p>0.001095</text:p>
          </table:table-cell>
          <table:table-cell table:style-name="ce19" office:value-type="float" office:value="75625" calcext:value-type="float">
            <text:p>7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8928" calcext:value-type="float">
            <text:p>0.008928</text:p>
          </table:table-cell>
          <table:table-cell office:value-type="float" office:value="75625" calcext:value-type="float">
            <text:p>75,625.0</text:p>
          </table:table-cell>
          <table:table-cell office:value-type="float" office:value="0.001123" calcext:value-type="float">
            <text:p>0.001123</text:p>
          </table:table-cell>
          <table:table-cell table:style-name="ce19" office:value-type="float" office:value="75625" calcext:value-type="float">
            <text:p>7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8975" calcext:value-type="float">
            <text:p>0.008975</text:p>
          </table:table-cell>
          <table:table-cell office:value-type="float" office:value="75625" calcext:value-type="float">
            <text:p>75,625.0</text:p>
          </table:table-cell>
          <table:table-cell office:value-type="float" office:value="0.001087" calcext:value-type="float">
            <text:p>0.001087</text:p>
          </table:table-cell>
          <table:table-cell table:style-name="ce19" office:value-type="float" office:value="75625" calcext:value-type="float">
            <text:p>75,625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38091" calcext:value-type="float">
            <text:p>0.038091</text:p>
          </table:table-cell>
          <table:table-cell office:value-type="float" office:value="1102500" calcext:value-type="float">
            <text:p>1,102,500.0</text:p>
          </table:table-cell>
          <table:table-cell office:value-type="float" office:value="0.008466" calcext:value-type="float">
            <text:p>0.008466</text:p>
          </table:table-cell>
          <table:table-cell table:style-name="ce19" office:value-type="float" office:value="1102500" calcext:value-type="float">
            <text:p>1,1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38131" calcext:value-type="float">
            <text:p>0.038131</text:p>
          </table:table-cell>
          <table:table-cell office:value-type="float" office:value="1102500" calcext:value-type="float">
            <text:p>1,102,500.0</text:p>
          </table:table-cell>
          <table:table-cell office:value-type="float" office:value="0.008528" calcext:value-type="float">
            <text:p>0.008528</text:p>
          </table:table-cell>
          <table:table-cell table:style-name="ce19" office:value-type="float" office:value="1102500" calcext:value-type="float">
            <text:p>1,1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38197" calcext:value-type="float">
            <text:p>0.038197</text:p>
          </table:table-cell>
          <table:table-cell office:value-type="float" office:value="1102500" calcext:value-type="float">
            <text:p>1,102,500.0</text:p>
          </table:table-cell>
          <table:table-cell office:value-type="float" office:value="0.008449" calcext:value-type="float">
            <text:p>0.008449</text:p>
          </table:table-cell>
          <table:table-cell table:style-name="ce19" office:value-type="float" office:value="1102500" calcext:value-type="float">
            <text:p>1,10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.358874" calcext:value-type="float">
            <text:p>1.358874</text:p>
          </table:table-cell>
          <table:table-cell office:value-type="float" office:value="637562500" calcext:value-type="float">
            <text:p>637,562,500.0</text:p>
          </table:table-cell>
          <table:table-cell office:value-type="float" office:value="2.393659" calcext:value-type="float">
            <text:p>2.393659</text:p>
          </table:table-cell>
          <table:table-cell table:style-name="ce19" office:value-type="float" office:value="637562500" calcext:value-type="float">
            <text:p>637,56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.36739" calcext:value-type="float">
            <text:p>1.367390</text:p>
          </table:table-cell>
          <table:table-cell office:value-type="float" office:value="637562500" calcext:value-type="float">
            <text:p>637,562,500.0</text:p>
          </table:table-cell>
          <table:table-cell office:value-type="float" office:value="2.380557" calcext:value-type="float">
            <text:p>2.380557</text:p>
          </table:table-cell>
          <table:table-cell table:style-name="ce19" office:value-type="float" office:value="637562500" calcext:value-type="float">
            <text:p>637,56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.362464" calcext:value-type="float">
            <text:p>1.362464</text:p>
          </table:table-cell>
          <table:table-cell office:value-type="float" office:value="637562500" calcext:value-type="float">
            <text:p>637,562,500.0</text:p>
          </table:table-cell>
          <table:table-cell office:value-type="float" office:value="2.319429" calcext:value-type="float">
            <text:p>2.319429</text:p>
          </table:table-cell>
          <table:table-cell table:style-name="ce19" office:value-type="float" office:value="637562500" calcext:value-type="float">
            <text:p>637,56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.358222" calcext:value-type="float">
            <text:p>1.358222</text:p>
          </table:table-cell>
          <table:table-cell office:value-type="float" office:value="637562500" calcext:value-type="float">
            <text:p>637,562,500.0</text:p>
          </table:table-cell>
          <table:table-cell office:value-type="float" office:value="2.378163" calcext:value-type="float">
            <text:p>2.378163</text:p>
          </table:table-cell>
          <table:table-cell table:style-name="ce19" office:value-type="float" office:value="637562500" calcext:value-type="float">
            <text:p>637,562,5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7.291051" calcext:value-type="float">
            <text:p>7.291051</text:p>
          </table:table-cell>
          <table:table-cell office:value-type="float" office:value="10100250000" calcext:value-type="float">
            <text:p>10,100,250,000.0</text:p>
          </table:table-cell>
          <table:table-cell office:value-type="float" office:value="17.179521" calcext:value-type="float">
            <text:p>17.179521</text:p>
          </table:table-cell>
          <table:table-cell table:style-name="ce19" office:value-type="float" office:value="10100250000" calcext:value-type="float">
            <text:p>10,100,250,0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7.340551" calcext:value-type="float">
            <text:p>7.340551</text:p>
          </table:table-cell>
          <table:table-cell office:value-type="float" office:value="10100250000" calcext:value-type="float">
            <text:p>10,100,250,000.0</text:p>
          </table:table-cell>
          <table:table-cell office:value-type="float" office:value="17.143703" calcext:value-type="float">
            <text:p>17.143703</text:p>
          </table:table-cell>
          <table:table-cell table:style-name="ce19" office:value-type="float" office:value="10100250000" calcext:value-type="float">
            <text:p>10,100,250,000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7.283727" calcext:value-type="float">
            <text:p>7.283727</text:p>
          </table:table-cell>
          <table:table-cell office:value-type="float" office:value="10100250000" calcext:value-type="float">
            <text:p>10,100,250,000.0</text:p>
          </table:table-cell>
          <table:table-cell office:value-type="float" office:value="17.212086" calcext:value-type="float">
            <text:p>17.212086</text:p>
          </table:table-cell>
          <table:table-cell table:style-name="ce19" office:value-type="float" office:value="10100250000" calcext:value-type="float">
            <text:p>10,100,250,000.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1000" calcext:value-type="float">
            <text:p>1000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7.353827" calcext:value-type="float">
            <text:p>7.353827</text:p>
          </table:table-cell>
          <table:table-cell table:style-name="ce16" office:value-type="float" office:value="10100250000" calcext:value-type="float">
            <text:p>10,100,250,000.0</text:p>
          </table:table-cell>
          <table:table-cell table:style-name="ce13" office:value-type="float" office:value="17.172394" calcext:value-type="float">
            <text:p>17.172394</text:p>
          </table:table-cell>
          <table:table-cell table:style-name="ce20" office:value-type="float" office:value="10100250000" calcext:value-type="float">
            <text:p>10,100,250,000.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|Matrix| </text:p>
          </table:table-cell>
          <table:table-cell table:style-name="ce10" office:value-type="string" calcext:value-type="string">
            <text:p>|Processors|</text:p>
          </table:table-cell>
          <table:table-cell table:style-name="ce14" office:value-type="string" calcext:value-type="string">
            <text:p>Time / mpi</text:p>
          </table:table-cell>
          <table:table-cell table:style-name="ce17" office:value-type="string" calcext:value-type="string">
            <text:p>Inf Norm / mpi</text:p>
          </table:table-cell>
          <table:table-cell table:style-name="ce14" office:value-type="string" calcext:value-type="string">
            <text:p>Time / manual</text:p>
          </table:table-cell>
          <table:table-cell table:style-name="ce21" office:value-type="string" calcext:value-type="string">
            <text:p>Inf Norm / manual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83811" calcext:value-type="float">
            <text:p>83,811.0</text:p>
          </table:table-cell>
          <table:table-cell office:value-type="float" office:value="0.001208" calcext:value-type="float">
            <text:p>0.001208</text:p>
          </table:table-cell>
          <table:table-cell table:style-name="ce19" office:value-type="float" office:value="83811" calcext:value-type="float">
            <text:p>83,811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8932" calcext:value-type="float">
            <text:p>0.008932</text:p>
          </table:table-cell>
          <table:table-cell office:value-type="float" office:value="83811" calcext:value-type="float">
            <text:p>83,811.0</text:p>
          </table:table-cell>
          <table:table-cell office:value-type="float" office:value="0.001103" calcext:value-type="float">
            <text:p>0.001103</text:p>
          </table:table-cell>
          <table:table-cell table:style-name="ce19" office:value-type="float" office:value="83811" calcext:value-type="float">
            <text:p>83,811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008888" calcext:value-type="float">
            <text:p>0.008888</text:p>
          </table:table-cell>
          <table:table-cell office:value-type="float" office:value="83811" calcext:value-type="float">
            <text:p>83,811.0</text:p>
          </table:table-cell>
          <table:table-cell office:value-type="float" office:value="0.001088" calcext:value-type="float">
            <text:p>0.001088</text:p>
          </table:table-cell>
          <table:table-cell table:style-name="ce19" office:value-type="float" office:value="83811" calcext:value-type="float">
            <text:p>83,811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3754" calcext:value-type="float">
            <text:p>0.037540</text:p>
          </table:table-cell>
          <table:table-cell office:value-type="float" office:value="338563" calcext:value-type="float">
            <text:p>338,563.0</text:p>
          </table:table-cell>
          <table:table-cell office:value-type="float" office:value="0.008523" calcext:value-type="float">
            <text:p>0.008523</text:p>
          </table:table-cell>
          <table:table-cell table:style-name="ce19" office:value-type="float" office:value="338563" calcext:value-type="float">
            <text:p>338,563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338563" calcext:value-type="float">
            <text:p>338,563.0</text:p>
          </table:table-cell>
          <table:table-cell office:value-type="float" office:value="0.008522" calcext:value-type="float">
            <text:p>0.008522</text:p>
          </table:table-cell>
          <table:table-cell table:style-name="ce19" office:value-type="float" office:value="338563" calcext:value-type="float">
            <text:p>338,563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37552" calcext:value-type="float">
            <text:p>0.037552</text:p>
          </table:table-cell>
          <table:table-cell office:value-type="float" office:value="338563" calcext:value-type="float">
            <text:p>338,563.0</text:p>
          </table:table-cell>
          <table:table-cell office:value-type="float" office:value="0.008451" calcext:value-type="float">
            <text:p>0.008451</text:p>
          </table:table-cell>
          <table:table-cell table:style-name="ce19" office:value-type="float" office:value="338563" calcext:value-type="float">
            <text:p>338,563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.35046" calcext:value-type="float">
            <text:p>1.350460</text:p>
          </table:table-cell>
          <table:table-cell office:value-type="float" office:value="8078358" calcext:value-type="float">
            <text:p>8,078,358.0</text:p>
          </table:table-cell>
          <table:table-cell office:value-type="float" office:value="2.395111" calcext:value-type="float">
            <text:p>2.395111</text:p>
          </table:table-cell>
          <table:table-cell table:style-name="ce19" office:value-type="float" office:value="8078358" calcext:value-type="float">
            <text:p>8,078,358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.32856" calcext:value-type="float">
            <text:p>1.328560</text:p>
          </table:table-cell>
          <table:table-cell office:value-type="float" office:value="8078358" calcext:value-type="float">
            <text:p>8,078,358.0</text:p>
          </table:table-cell>
          <table:table-cell office:value-type="float" office:value="2.397888" calcext:value-type="float">
            <text:p>2.397888</text:p>
          </table:table-cell>
          <table:table-cell table:style-name="ce19" office:value-type="float" office:value="8078358" calcext:value-type="float">
            <text:p>8,078,358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8078358" calcext:value-type="float">
            <text:p>8,078,358.0</text:p>
          </table:table-cell>
          <table:table-cell office:value-type="float" office:value="2.391396" calcext:value-type="float">
            <text:p>2.391396</text:p>
          </table:table-cell>
          <table:table-cell table:style-name="ce19" office:value-type="float" office:value="8078358" calcext:value-type="float">
            <text:p>8,078,358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.323249" calcext:value-type="float">
            <text:p>1.323249</text:p>
          </table:table-cell>
          <table:table-cell office:value-type="float" office:value="8078358" calcext:value-type="float">
            <text:p>8,078,358.0</text:p>
          </table:table-cell>
          <table:table-cell office:value-type="float" office:value="2.394876" calcext:value-type="float">
            <text:p>2.394876</text:p>
          </table:table-cell>
          <table:table-cell table:style-name="ce19" office:value-type="float" office:value="8078358" calcext:value-type="float">
            <text:p>8,078,358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7.143116" calcext:value-type="float">
            <text:p>7.143116</text:p>
          </table:table-cell>
          <table:table-cell office:value-type="float" office:value="31600720" calcext:value-type="float">
            <text:p>31,600,720.0</text:p>
          </table:table-cell>
          <table:table-cell office:value-type="float" office:value="17.156587" calcext:value-type="float">
            <text:p>17.156587</text:p>
          </table:table-cell>
          <table:table-cell table:style-name="ce19" office:value-type="float" office:value="31600720" calcext:value-type="float">
            <text:p>31,600,720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7.045932" calcext:value-type="float">
            <text:p>7.045932</text:p>
          </table:table-cell>
          <table:table-cell office:value-type="float" office:value="31600720" calcext:value-type="float">
            <text:p>31,600,720.0</text:p>
          </table:table-cell>
          <table:table-cell office:value-type="float" office:value="17.116244" calcext:value-type="float">
            <text:p>17.116244</text:p>
          </table:table-cell>
          <table:table-cell table:style-name="ce19" office:value-type="float" office:value="31600720" calcext:value-type="float">
            <text:p>31,600,720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7.1491" calcext:value-type="float">
            <text:p>7.149100</text:p>
          </table:table-cell>
          <table:table-cell office:value-type="float" office:value="31600720" calcext:value-type="float">
            <text:p>31,600,720.0</text:p>
          </table:table-cell>
          <table:table-cell office:value-type="float" office:value="17.17721" calcext:value-type="float">
            <text:p>17.177210</text:p>
          </table:table-cell>
          <table:table-cell table:style-name="ce19" office:value-type="float" office:value="31600720" calcext:value-type="float">
            <text:p>31,600,720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6" office:value-type="float" office:value="1000" calcext:value-type="float">
            <text:p>1000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float" office:value="7.089481" calcext:value-type="float">
            <text:p>7.089481</text:p>
          </table:table-cell>
          <table:table-cell table:style-name="ce16" office:value-type="float" office:value="31600720" calcext:value-type="float">
            <text:p>31,600,720.0</text:p>
          </table:table-cell>
          <table:table-cell table:style-name="ce13" office:value-type="float" office:value="17.191204" calcext:value-type="float">
            <text:p>17.191204</text:p>
          </table:table-cell>
          <table:table-cell table:style-name="ce20" office:value-type="float" office:value="31600720" calcext:value-type="float">
            <text:p>31,600,720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 table:number-columns-repeated="13"/>
          <table:table-cell table:style-name="Default" table:number-columns-repeated="4"/>
          <table:table-cell table:number-columns-repeated="1007"/>
        </table:table-row>
        <table:table-row table:style-name="ro2">
          <table:table-cell/>
          <table:table-cell table:style-name="ce4" office:value-type="string" calcext:value-type="string">
            <text:p>|Matrix| </text:p>
          </table:table-cell>
          <table:table-cell table:style-name="ce8" office:value-type="string" calcext:value-type="string">
            <text:p>|Processors|</text:p>
          </table:table-cell>
          <table:table-cell table:style-name="ce12" office:value-type="string" calcext:value-type="string">
            <text:p>Time / manual </text:p>
          </table:table-cell>
          <table:table-cell table:style-name="ce15" office:value-type="string" calcext:value-type="string">
            <text:p>Inf Norm / manual </text:p>
          </table:table-cell>
          <table:table-cell table:style-name="ce12" office:value-type="string" calcext:value-type="string">
            <text:p>Time / dgemm </text:p>
          </table:table-cell>
          <table:table-cell table:style-name="ce18" office:value-type="string" calcext:value-type="string">
            <text:p>Inf Norm / dgemm 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202" calcext:value-type="float">
            <text:p>0.001202</text:p>
          </table:table-cell>
          <table:table-cell office:value-type="float" office:value="89502" calcext:value-type="float">
            <text:p>89,502.0</text:p>
          </table:table-cell>
          <table:table-cell office:value-type="float" office:value="0.00028" calcext:value-type="float">
            <text:p>0.000280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196" calcext:value-type="float">
            <text:p>0.001196</text:p>
          </table:table-cell>
          <table:table-cell office:value-type="float" office:value="89502" calcext:value-type="float">
            <text:p>89,502.0</text:p>
          </table:table-cell>
          <table:table-cell office:value-type="float" office:value="0.000276" calcext:value-type="float">
            <text:p>0.000276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5" office:value-type="float" office:value="50" calcext:value-type="float">
            <text:p>50</text:p>
          </table:table-cell>
          <table:table-cell/>
          <table:table-cell office:value-type="float" office:value="0.001191" calcext:value-type="float">
            <text:p>0.001191</text:p>
          </table:table-cell>
          <table:table-cell office:value-type="float" office:value="89502" calcext:value-type="float">
            <text:p>89,502.0</text:p>
          </table:table-cell>
          <table:table-cell office:value-type="float" office:value="0.000278" calcext:value-type="float">
            <text:p>0.000278</text:p>
          </table:table-cell>
          <table:table-cell table:style-name="ce19" office:value-type="float" office:value="89502" calcext:value-type="float">
            <text:p>89,502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26" calcext:value-type="float">
            <text:p>0.009326</text:p>
          </table:table-cell>
          <table:table-cell office:value-type="float" office:value="353266" calcext:value-type="float">
            <text:p>353,266.0</text:p>
          </table:table-cell>
          <table:table-cell office:value-type="float" office:value="0.001976" calcext:value-type="float">
            <text:p>0.001976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13" calcext:value-type="float">
            <text:p>0.009313</text:p>
          </table:table-cell>
          <table:table-cell office:value-type="float" office:value="353266" calcext:value-type="float">
            <text:p>353,266.0</text:p>
          </table:table-cell>
          <table:table-cell office:value-type="float" office:value="0.001984" calcext:value-type="float">
            <text:p>0.001984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6"/>
          <table:table-cell table:style-name="Default" table:number-columns-repeated="4"/>
          <table:table-cell table:number-columns-repeated="1007"/>
        </table:table-row>
        <table:table-row table:style-name="ro3">
          <table:table-cell/>
          <table:table-cell table:style-name="ce5" office:value-type="float" office:value="100" calcext:value-type="float">
            <text:p>100</text:p>
          </table:table-cell>
          <table:table-cell/>
          <table:table-cell office:value-type="float" office:value="0.00933" calcext:value-type="float">
            <text:p>0.009330</text:p>
          </table:table-cell>
          <table:table-cell office:value-type="float" office:value="353266" calcext:value-type="float">
            <text:p>353,266.0</text:p>
          </table:table-cell>
          <table:table-cell office:value-type="float" office:value="0.001985" calcext:value-type="float">
            <text:p>0.001985</text:p>
          </table:table-cell>
          <table:table-cell table:style-name="ce19" office:value-type="float" office:value="353266" calcext:value-type="float">
            <text:p>353,266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039778" calcext:value-type="float">
            <text:p>3.039778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60509" calcext:value-type="float">
            <text:p>0.660509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030908" calcext:value-type="float">
            <text:p>3.030908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44442" calcext:value-type="float">
            <text:p>0.644442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052243" calcext:value-type="float">
            <text:p>3.052243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45495" calcext:value-type="float">
            <text:p>0.645495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500" calcext:value-type="float">
            <text:p>500</text:p>
          </table:table-cell>
          <table:table-cell/>
          <table:table-cell office:value-type="float" office:value="3.028897" calcext:value-type="float">
            <text:p>3.028897</text:p>
          </table:table-cell>
          <table:table-cell office:value-type="float" office:value="8117937" calcext:value-type="float">
            <text:p>8,117,937.0</text:p>
          </table:table-cell>
          <table:table-cell office:value-type="float" office:value="0.649714" calcext:value-type="float">
            <text:p>0.649714</text:p>
          </table:table-cell>
          <table:table-cell table:style-name="ce19" office:value-type="float" office:value="8117937" calcext:value-type="float">
            <text:p>8,117,937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21.223333" calcext:value-type="float">
            <text:p>21.223333</text:p>
          </table:table-cell>
          <table:table-cell office:value-type="float" office:value="31896067" calcext:value-type="float">
            <text:p>31,896,067.0</text:p>
          </table:table-cell>
          <table:table-cell office:value-type="float" office:value="5.537096" calcext:value-type="float">
            <text:p>5.537096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20.835579" calcext:value-type="float">
            <text:p>20.835579</text:p>
          </table:table-cell>
          <table:table-cell office:value-type="float" office:value="31896067" calcext:value-type="float">
            <text:p>31,896,067.0</text:p>
          </table:table-cell>
          <table:table-cell office:value-type="float" office:value="5.389093" calcext:value-type="float">
            <text:p>5.389093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float" office:value="1000" calcext:value-type="float">
            <text:p>1000</text:p>
          </table:table-cell>
          <table:table-cell/>
          <table:table-cell office:value-type="float" office:value="20.613177" calcext:value-type="float">
            <text:p>20.613177</text:p>
          </table:table-cell>
          <table:table-cell office:value-type="float" office:value="31896067" calcext:value-type="float">
            <text:p>31,896,067.0</text:p>
          </table:table-cell>
          <table:table-cell office:value-type="float" office:value="5.260293" calcext:value-type="float">
            <text:p>5.260293</text:p>
          </table:table-cell>
          <table:table-cell table:style-name="ce19" office:value-type="float" office:value="31896067" calcext:value-type="float">
            <text:p>31,896,067.0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float" office:value="1000" calcext:value-type="float">
            <text:p>1000</text:p>
          </table:table-cell>
          <table:table-cell table:style-name="ce9"/>
          <table:table-cell table:style-name="ce13" office:value-type="float" office:value="20.40266" calcext:value-type="float">
            <text:p>20.402660</text:p>
          </table:table-cell>
          <table:table-cell table:style-name="ce16" office:value-type="float" office:value="31896067" calcext:value-type="float">
            <text:p>31,896,067.0</text:p>
          </table:table-cell>
          <table:table-cell table:style-name="ce13" office:value-type="float" office:value="5.315662" calcext:value-type="float">
            <text:p>5.315662</text:p>
          </table:table-cell>
          <table:table-cell table:style-name="ce20" office:value-type="float" office:value="31896067" calcext:value-type="float">
            <text:p>31,896,067.0</text:p>
          </table:table-cell>
          <table:table-cell table:number-columns-repeated="1017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5P0"/>
    </number:currency-style>
    <number:number-style style:name="N110">
      <number:number number:decimal-places="8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1" number:min-integer-digits="1" number:grouping="true"/>
    </number:number-style>
    <number:number-style style:name="N114">
      <number:number number:decimal-places="6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0000-00-00T04:30:49.651058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7-28T03:18:05.513353329</meta:creation-date>
    <dc:date>2014-07-28T04:31:51.247403288</dc:date>
    <dc:creator>Paula Dwan</dc:creator>
    <meta:editing-duration>PT13M54S</meta:editing-duration>
    <meta:editing-cycles>3</meta:editing-cycles>
    <meta:generator>LibreOffice/4.1.6.2$Linux_X86_64 LibreOffice_project/410m0$Build-2</meta:generator>
    <meta:document-statistic meta:table-count="1" meta:cell-count="476" meta:object-count="0"/>
  </office:meta>
</office:document-meta>
</file>